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marker-start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3.176cm" svg:y="0.635cm">
          <text:p text:style-name="P1"><text:span text:style-name="T1">State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3.176cm" svg:y="5.08cm">
          <text:p text:style-name="P1"><text:span text:style-name="T1">Stat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657cm" svg:height="1.029cm" draw:transform="skewX (-0.214326432144863) rotate (-2.01445902265266) translate (7.88409217056792cm 4.18859544223621cm)" svg:viewBox="0 0 2658 1030" svg:d="m2658-16808c-443-1719-2658-766-2658-766">
          <text:p/>
        </draw:path>
        <draw:path draw:style-name="gr3" draw:text-style-name="P1" draw:layer="layout" svg:width="2.657cm" svg:height="1.027cm" draw:transform="skewX (0.216769893097655) rotate (-1.12538830168692) translate (6.74118479020506cm 1.66623305765339cm)" svg:viewBox="0 0 2658 1028" svg:d="m0-9703c442-1720 2658-763 2658-763">
          <text:p/>
        </draw:path>
        <draw:path draw:style-name="gr2" draw:text-style-name="P1" draw:layer="layout" svg:width="5.035cm" svg:height="1.449cm" draw:transform="skewX (0.0286233997327016) rotate (1.26379291136886) translate (0.284865071949944cm 6.22772773664366cm)" svg:viewBox="0 0 5036 1450" svg:d="m5036 5757c-836-2421-5036-1079-5036-1079">
          <text:p/>
        </draw:path>
        <draw:path draw:style-name="gr3" draw:text-style-name="P1" draw:layer="layout" svg:width="5.035cm" svg:height="1.448cm" draw:transform="skewX (-0.0294960643586986) rotate (1.87832334099594) translate (1.80812993504541cm 11.2748169270986cm)" svg:viewBox="0 0 5036 1449" svg:d="m0-1931c841-2421 5036-1075 5036-1075">
          <text:p/>
        </draw:path>
        <draw:path draw:style-name="gr2" draw:text-style-name="P1" draw:layer="layout" svg:width="1.269cm" svg:height="0.596cm" draw:transform="rotate (1.5707963267946) translate (3.80900000000034cm 13.3350000000005cm)" svg:viewBox="0 0 1270 597" svg:d="m1270 8215c-1270-1344-1270 0-1270 0">
          <text:p/>
        </draw:path>
        <draw:path draw:style-name="gr3" draw:text-style-name="P1" draw:layer="layout" svg:width="1.269cm" svg:height="0.672cm" draw:transform="rotate (-1.57079632679579) translate (5.07799999999974cm 12.0649999999998cm)" svg:viewBox="0 0 1270 673" svg:d="m0-9483c1270-1514 1270 0 1270 0">
          <text:p/>
        </draw:path>
        <draw:frame draw:style-name="gr4" draw:text-style-name="P3" draw:layer="layout" svg:width="2.712cm" svg:height="0.954cm" svg:x="5.118cm" svg:y="12.365cm">
          <draw:text-box>
            <text:p><text:span text:style-name="T1">Action 1</text:span></text:p>
          </draw:text-box>
        </draw:frame>
        <draw:frame draw:style-name="gr4" draw:text-style-name="P3" draw:layer="layout" svg:width="2.712cm" svg:height="0.954cm" svg:x="7.62cm" svg:y="3.491cm">
          <draw:text-box>
            <text:p><text:span text:style-name="T1">Action 2</text:span></text:p>
          </draw:text-box>
        </draw:frame>
        <draw:frame draw:style-name="gr4" draw:text-style-name="P3" draw:layer="layout" svg:width="2.712cm" svg:height="0.954cm" svg:x="1.271cm" svg:y="7.936cm">
          <draw:text-box>
            <text:p><text:span text:style-name="T1">Action 1</text:span></text:p>
          </draw:text-box>
        </draw:frame>
        <draw:custom-shape draw:style-name="gr1" draw:text-style-name="P2" draw:layer="layout" svg:width="2.54cm" svg:height="2.54cm" svg:x="3.176cm" svg:y="9.525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657cm" svg:height="1.029cm" draw:transform="skewX (-0.214326432144863) rotate (-2.01445902265266) translate (7.88409217056792cm 8.63359544223621cm)" svg:viewBox="0 0 2658 1030" svg:d="m2658-20624c-443-1720-2658-766-2658-766">
          <text:p/>
        </draw:path>
        <draw:path draw:style-name="gr3" draw:text-style-name="P1" draw:layer="layout" svg:width="2.657cm" svg:height="1.027cm" draw:transform="skewX (0.216769893097655) rotate (-1.12538830168692) translate (6.74118479020506cm 6.11123305765339cm)" svg:viewBox="0 0 2658 1028" svg:d="m0-5873c442-1720 2658-763 2658-763">
          <text:p/>
        </draw:path>
        <draw:path draw:style-name="gr2" draw:text-style-name="P1" draw:layer="layout" svg:width="2.656cm" svg:height="1.029cm" draw:transform="skewX (-0.21537362969606) rotate (1.12713363093773) translate (1.00793357532745cm 8.51123523638433cm)" svg:viewBox="0 0 2657 1030" svg:d="m2657 10158c-441-1720-2657-767-2657-767">
          <text:p/>
        </draw:path>
        <draw:path draw:style-name="gr3" draw:text-style-name="P1" draw:layer="layout" svg:width="2.658cm" svg:height="1.026cm" draw:transform="skewX (0.216769893097655) rotate (2.01690248360427) translate (2.1520889475427cm 11.0337890661255cm)" svg:viewBox="0 0 2659 1027" svg:d="m0-4612c444-1719 2659-760 2659-760">
          <text:p/>
        </draw:path>
        <draw:frame draw:style-name="gr4" draw:text-style-name="P3" draw:layer="layout" svg:width="2.712cm" svg:height="0.954cm" svg:x="7.62cm" svg:y="8.036cm">
          <draw:text-box>
            <text:p><text:span text:style-name="T1">Action 2</text:span></text:p>
          </draw:text-box>
        </draw:frame>
        <draw:frame draw:style-name="gr4" draw:text-style-name="P3" draw:layer="layout" svg:width="4.126cm" svg:height="0.954cm" svg:x="0.921cm" svg:y="3.81cm">
          <draw:text-box>
            <text:p><text:span text:style-name="T1">Actions 1 or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95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7-30T13:49:03</meta:creation-date>
    <meta:editing-duration>PT01H03M23S</meta:editing-duration>
    <meta:editing-cycles>4</meta:editing-cycles>
    <meta:generator>OpenOffice.org/3.2$Linux OpenOffice.org_project/320m12$Build-9483</meta:generator>
    <meta:initial-creator>Bo Morgan</meta:initial-creator>
    <dc:date>2011-07-30T15:08:01</dc:date>
    <dc:creator>Bo Morgan</dc:creator>
    <meta:document-statistic meta:object-count="18"/>
  </office:meta>
</office:document-meta>
</file>